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489in"/>
    </style:style>
    <style:style style:name="co2" style:family="table-column">
      <style:table-column-properties fo:break-before="auto" style:column-width="0.7563in"/>
    </style:style>
    <style:style style:name="co3" style:family="table-column">
      <style:table-column-properties fo:break-before="auto" style:column-width="0.3374in"/>
    </style:style>
    <style:style style:name="co4" style:family="table-column">
      <style:table-column-properties fo:break-before="auto" style:column-width="0.974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8717in" fo:break-before="auto" style:use-optimal-row-height="false"/>
    </style:style>
    <style:style style:name="ro4" style:family="table-row">
      <style:table-row-properties style:row-height="0.6618in" fo:break-before="auto" style:use-optimal-row-height="false"/>
    </style:style>
    <style:style style:name="ro5" style:family="table-row">
      <style:table-row-properties style:row-height="0.6354in" fo:break-before="auto" style:use-optimal-row-height="false"/>
    </style:style>
    <style:style style:name="ro6" style:family="table-row">
      <style:table-row-properties style:row-height="0.4874in" fo:break-before="auto" style:use-optimal-row-height="false"/>
    </style:style>
    <style:style style:name="ro7" style:family="table-row">
      <style:table-row-properties style:row-height="0.7457in" fo:break-before="auto" style:use-optimal-row-height="false"/>
    </style:style>
    <style:style style:name="ro8" style:family="table-row">
      <style:table-row-properties style:row-height="0.6252in" fo:break-before="auto" style:use-optimal-row-height="false"/>
    </style:style>
    <style:style style:name="ro9" style:family="table-row">
      <style:table-row-properties style:row-height="0.3516in" fo:break-before="auto" style:use-optimal-row-height="true"/>
    </style:style>
    <style:style style:name="ro10" style:family="table-row">
      <style:table-row-properties style:row-height="0.4736in" fo:break-before="auto" style:use-optimal-row-height="false"/>
    </style:style>
    <style:style style:name="ro11" style:family="table-row">
      <style:table-row-properties style:row-height="0.3201in" fo:break-before="auto" style:use-optimal-row-height="false"/>
    </style:style>
    <style:style style:name="ro12" style:family="table-row">
      <style:table-row-properties style:row-height="0.2161in" fo:break-before="auto" style:use-optimal-row-height="false"/>
    </style:style>
    <style:style style:name="ro13" style:family="table-row">
      <style:table-row-properties style:row-height="0.2228in" fo:break-before="auto" style:use-optimal-row-height="false"/>
    </style:style>
    <style:style style:name="ro14" style:family="table-row">
      <style:table-row-properties style:row-height="0.3693in" fo:break-before="auto" style:use-optimal-row-height="false"/>
    </style:style>
    <style:style style:name="ro15" style:family="table-row">
      <style:table-row-properties style:row-height="0.2366in" fo:break-before="auto" style:use-optimal-row-height="false"/>
    </style:style>
    <style:style style:name="ro16" style:family="table-row">
      <style:table-row-properties style:row-height="0.3339in" fo:break-before="auto" style:use-optimal-row-height="false"/>
    </style:style>
    <style:style style:name="ro17" style:family="table-row">
      <style:table-row-properties style:row-height="0.2575in" fo:break-before="auto" style:use-optimal-row-height="false"/>
    </style:style>
    <style:style style:name="ro18" style:family="table-row">
      <style:table-row-properties style:row-height="0.5417in" fo:break-before="auto" style:use-optimal-row-height="false"/>
    </style:style>
    <style:style style:name="ro19" style:family="table-row">
      <style:table-row-properties style:row-height="0.2508in" fo:break-before="auto" style:use-optimal-row-height="false"/>
    </style:style>
    <style:style style:name="ro20" style:family="table-row">
      <style:table-row-properties style:row-height="0.2437in" fo:break-before="auto" style:use-optimal-row-height="false"/>
    </style:style>
    <style:style style:name="ro21" style:family="table-row">
      <style:table-row-properties style:row-height="0.2189in" fo:break-before="auto" style:use-optimal-row-height="false"/>
    </style:style>
    <style:style style:name="ro22" style:family="table-row">
      <style:table-row-properties style:row-height="0.411in" fo:break-before="auto" style:use-optimal-row-height="false"/>
    </style:style>
    <style:style style:name="ro23" style:family="table-row">
      <style:table-row-properties style:row-height="0.178in" fo:break-before="auto" style:use-optimal-row-height="false"/>
    </style:style>
    <style:style style:name="ta1" style:family="table" style:master-page-name="PageStyle_5f_Daan">
      <style:table-properties table:display="true" style:writing-mode="lr-tb"/>
    </style:style>
    <style:style style:name="ce1" style:family="table-cell" style:parent-style-name="Default">
      <style:table-cell-properties fo:background-color="#efefef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e2e2e2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6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e2e2e2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>
      <style:table-cell-properties fo:border-bottom="1.76pt solid #ffffff" fo:background-color="#e2e2e2" style:diagonal-bl-tr="none" style:diagonal-tl-br="none" style:text-align-source="value-type" style:repeat-content="false" fo:wrap-option="wrap" fo:border-left="1.76pt solid #ffffff" style:direction="ltr" fo:border-right="1.76pt solid #ffffff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fo:background-color="#ffff80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e2e2e2" style:diagonal-bl-tr="none" style:diagonal-tl-br="none" style:text-align-source="value-type" style:repeat-content="false" fo:wrap-option="no-wrap" fo:border="1.76pt solid #ffffff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2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fo:background-color="#ffff00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4" style:family="table-cell" style:parent-style-name="Default">
      <style:table-cell-properties fo:background-color="#cccccc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999999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" style:family="table-cell" style:parent-style-name="Default">
      <style:table-cell-properties fo:border-bottom="1.76pt solid #ffffff" fo:background-color="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ffffff" style:vertical-align="top" loext:vertical-justify="auto"/>
      <style:paragraph-properties fo:text-align="center" css3t:text-justify="auto" fo:margin-left="0in" style:writing-mode="page"/>
      <style:text-properties fo:color="#999999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46" style:family="table-cell" style:parent-style-name="Default">
      <style:table-cell-properties fo:background-color="#cccccc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  <style:map style:condition="cell-content()=&quot;F&quot;" style:apply-style-name="ConditionalStyle_5f_1" style:base-cell-address="CSD2.C3"/>
    </style:style>
    <style:style style:name="ce49" style:family="table-cell" style:parent-style-name="Default">
      <style:table-cell-properties fo:background-color="#cccccc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4" style:family="table-cell" style:parent-style-name="Default">
      <style:table-cell-properties fo:background-color="#cccccc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  <style:map style:condition="cell-content()&lt;=5.5" style:apply-style-name="ConditionalStyle_5f_2" style:base-cell-address="CSD2.C26"/>
    </style:style>
    <style:style style:name="T1" style:family="text">
      <style:text-properties fo:color="#000000" style:font-name="Arial" fo:font-size="8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fo:color="#000000" style:font-name="Arial" fo:font-size="8pt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style-asian="normal" style:font-style-complex="normal" fo:font-weight="bold" style:font-weight-asian="bold" style:font-weight-complex="bold"/>
    </style:style>
    <style:style style:name="T4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color="#000000" style:font-name="Arial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11pt" style:font-size-complex="11pt" style:font-weight-asian="normal" style:font-weight-complex="normal" style:font-style-asian="italic" style:font-style-complex="italic"/>
    </style:style>
    <style:style style:name="T6" style:family="text">
      <style:text-properties fo:color="#000000" style:font-name="Arial" fo:font-size="8pt" fo:font-weight="normal" style:text-underline-style="none" style:text-underline-color="font-color" style:text-line-through-type="none" style:text-outline="false" fo:text-shadow="none" style:text-position="0% 100%" style:font-name-complex="Arial" style:font-size-asian="8pt" style:font-size-complex="8pt" style:font-weight-asian="normal" style:font-weight-complex="normal" fo:font-style="italic" style:font-style-asian="italic" style:font-style-complex="italic"/>
    </style:style>
    <style:style style:name="T7" style:family="text">
      <style:text-properties fo:color="#000000" style:font-name="Arial" fo:font-size="8pt" fo:font-weight="normal" style:text-underline-style="none" style:text-underline-color="font-color" style:text-line-through-type="none" style:text-outline="false" fo:text-shadow="none" style:text-position="0% 100%" style:font-name-complex="Arial" style:font-size-asian="8pt" style:font-size-complex="8pt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SD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7"/>
        <table:table-column table:style-name="co3" table:visibility="collapse" table:number-columns-repeated="3" table:default-cell-style-name="Default"/>
        <table:table-column table:style-name="co4" table:number-columns-repeated="995" table:default-cell-style-name="Default"/>
        <table:table-row table:style-name="ro1">
          <table:table-cell table:style-name="ce1"/>
          <table:table-cell table:style-name="ce63" office:value-type="string" calcext:value-type="string">
            <text:p>SCORE</text:p>
          </table:table-cell>
          <table:table-cell table:style-name="ce44" table:number-columns-repeated="3"/>
          <table:table-cell table:number-columns-repeated="995"/>
        </table:table-row>
        <table:table-row table:style-name="ro2">
          <table:table-cell table:style-name="ce43" office:value-type="string" calcext:value-type="string">
            <text:p>MUST HAVE</text:p>
          </table:table-cell>
          <table:table-cell/>
          <table:table-cell table:style-name="ce45" table:number-columns-repeated="3"/>
          <table:table-cell table:number-columns-repeated="995"/>
        </table:table-row>
        <table:table-row table:style-name="ro3">
          <table:table-cell table:style-name="ce3" office:value-type="string" calcext:value-type="string">
            <text:p><text:span text:style-name="T1">Documentatie</text:span></text:p>
            <text:p><text:span text:style-name="T2">geuploade presentatie / documentatie met slides over / omschrijving van: </text:span></text:p>
            <text:p><text:span text:style-name="T2">• gekozen focus</text:span></text:p>
            <text:p><text:span text:style-name="T2">• geïmplementeerde generatie strategie</text:span></text:p>
            <text:p><text:span text:style-name="T2">• reflectie + zeer beknopt urenoverzicht </text:span></text:p>
            <text:p/>
            <text:p/>
          </table:table-cell>
          <table:table-cell table:style-name="Default"/>
          <table:table-cell table:style-name="ce46" table:number-columns-repeated="3"/>
          <table:table-cell table:number-columns-repeated="995"/>
        </table:table-row>
        <table:table-row table:style-name="ro4">
          <table:table-cell table:style-name="ce3" office:value-type="string" calcext:value-type="string">
            <text:p><text:span text:style-name="T1">Git</text:span></text:p>
            <text:p><text:span text:style-name="T2">• folderstructuur, zie p. 7 git document</text:span></text:p>
            <text:p><text:span text:style-name="T2">• git geïntegreerd in de workflow </text:span></text:p>
            <text:p><text:span text:style-name="T2">• zinvol gebruik (geen .o, executables, kopie van libraries) </text:span></text:p>
          </table:table-cell>
          <table:table-cell table:style-name="Default"/>
          <table:table-cell table:style-name="ce46" table:number-columns-repeated="3"/>
          <table:table-cell table:number-columns-repeated="995"/>
        </table:table-row>
        <table:table-row table:style-name="ro5">
          <table:table-cell table:style-name="ce3" office:value-type="string" calcext:value-type="string">
            <text:p><text:span text:style-name="T1">Resultaat</text:span></text:p>
            <text:p><text:span text:style-name="T2">• klinkend resultaat</text:span></text:p>
            <text:p><text:span text:style-name="T2">• voldaan aan de opdracht eisen - zie opdracht omschrijving</text:span></text:p>
          </table:table-cell>
          <table:table-cell/>
          <table:table-cell table:style-name="ce46" table:number-columns-repeated="3"/>
          <table:table-cell table:number-columns-repeated="995"/>
        </table:table-row>
        <table:table-row table:style-name="ro6">
          <table:table-cell table:style-name="ce3" office:value-type="string" calcext:value-type="string">
            <text:p><text:span text:style-name="T1">Code</text:span></text:p>
            <text:p><text:span text:style-name="T2">• leesbare, goede gestructureerde code</text:span></text:p>
            <text:p><text:span text:style-name="T2">• code  voorzien van duidelijke commen</text:span><text:span text:style-name="T3">ts</text:span></text:p>
            <text:p/>
            <text:p/>
          </table:table-cell>
          <table:table-cell/>
          <table:table-cell table:style-name="ce46" table:number-columns-repeated="3"/>
          <table:table-cell table:number-columns-repeated="995"/>
        </table:table-row>
        <table:table-row table:style-name="ro2">
          <table:table-cell table:style-name="ce56" office:value-type="string" calcext:value-type="string">
            <text:p>TECHNISCH</text:p>
          </table:table-cell>
          <table:table-cell/>
          <table:table-cell table:style-name="ce49" table:number-columns-repeated="3"/>
          <table:table-cell table:number-columns-repeated="995"/>
        </table:table-row>
        <table:table-row table:style-name="ro7">
          <table:table-cell table:style-name="ce7" office:value-type="string" calcext:value-type="string">
            <text:p><text:span text:style-name="T1">code</text:span></text:p>
            <text:p><text:span text:style-name="T2">• correct,</text:span></text:p>
            <text:p><text:span text:style-name="T2">• geen duplicates</text:span></text:p>
            <text:p><text:span text:style-name="T2">• geen onnodige calls</text:span></text:p>
            <text:p><text:span text:style-name="T2">• modulaire opzet</text:span></text:p>
          </table:table-cell>
          <table:table-cell/>
          <table:table-cell table:style-name="ce49" table:formula="of:=[.$B8] * switch(#REF!; &quot;onvoldoende&quot;; [#REF!]; &quot;matig&quot;; [#REF!]; &quot;voldoende&quot;;[#REF!]; &quot;goed&quot;; [#REF!]; &quot;zeer goed&quot;; [#REF!]; 0)" office:value-type="string" office:string-value="" calcext:value-type="error">
            <text:p>#REF!</text:p>
          </table:table-cell>
          <table:table-cell table:style-name="ce49" table:formula="of:=[.$B8] * switch(#REF!; &quot;onvoldoende&quot;; [#REF!]; &quot;matig&quot;; [#REF!]; &quot;voldoende&quot;;[#REF!]; &quot;goed&quot;; [#REF!]; &quot;zeer goed&quot;; [#REF!]; 0)" office:value-type="string" office:string-value="" calcext:value-type="error">
            <text:p>#REF!</text:p>
          </table:table-cell>
          <table:table-cell table:style-name="ce49" table:formula="of:=[.$B8] * switch(#REF!; &quot;onvoldoende&quot;; [#REF!]; &quot;matig&quot;; [#REF!]; &quot;voldoende&quot;;[#REF!]; &quot;goed&quot;; [#REF!]; &quot;zeer goed&quot;; [#REF!]; 0)" office:value-type="string" office:string-value="" calcext:value-type="error">
            <text:p>#REF!</text:p>
          </table:table-cell>
          <table:table-cell table:number-columns-repeated="995"/>
        </table:table-row>
        <table:table-row table:style-name="ro8">
          <table:table-cell table:style-name="ce7" office:value-type="string" calcext:value-type="string">
            <text:p><text:span text:style-name="T1">code</text:span></text:p>
            <text:p><text:span text:style-name="T2">• leesbaar</text:span></text:p>
            <text:p><text:span text:style-name="T2">• overzichtelijk</text:span></text:p>
            <text:p><text:span text:style-name="T2">• heldere naamgeving en comments</text:span></text:p>
          </table:table-cell>
          <table:table-cell/>
          <table:table-cell table:style-name="ce49" table:formula="of:=[.$B9] * switch(#REF!; &quot;onvoldoende&quot;; [#REF!]; &quot;matig&quot;; [#REF!]; &quot;voldoende&quot;;[#REF!]; &quot;goed&quot;; [#REF!]; &quot;zeer goed&quot;; [#REF!]; 0)" office:value-type="string" office:string-value="" calcext:value-type="error">
            <text:p>#REF!</text:p>
          </table:table-cell>
          <table:table-cell table:style-name="ce49" table:formula="of:=[.$B9] * switch(#REF!; &quot;onvoldoende&quot;; [#REF!]; &quot;matig&quot;; [#REF!]; &quot;voldoende&quot;;[#REF!]; &quot;goed&quot;; [#REF!]; &quot;zeer goed&quot;; [#REF!]; 0)" office:value-type="string" office:string-value="" calcext:value-type="error">
            <text:p>#REF!</text:p>
          </table:table-cell>
          <table:table-cell table:style-name="ce49" table:formula="of:=[.$B9] * switch(#REF!; &quot;onvoldoende&quot;; [#REF!]; &quot;matig&quot;; [#REF!]; &quot;voldoende&quot;;[#REF!]; &quot;goed&quot;; [#REF!]; &quot;zeer goed&quot;; [#REF!]; 0)" office:value-type="string" office:string-value="" calcext:value-type="error">
            <text:p>#REF!</text:p>
          </table:table-cell>
          <table:table-cell table:number-columns-repeated="995"/>
        </table:table-row>
        <table:table-row table:style-name="ro9">
          <table:table-cell table:style-name="ce56" office:value-type="string" calcext:value-type="string">
            <text:p><text:span text:style-name="T4">EINDOPRACHT-ELEMENTEN </text:span></text:p>
            <text:p><text:span text:style-name="T5">vereisten</text:span></text:p>
          </table:table-cell>
          <table:table-cell/>
          <table:table-cell table:style-name="ce49" table:number-columns-repeated="3"/>
          <table:table-cell table:number-columns-repeated="995"/>
        </table:table-row>
        <table:table-row table:style-name="ro10">
          <table:table-cell table:style-name="ce7" office:value-type="string" calcext:value-type="string">
            <text:p><text:span text:style-name="T2">• generatie van een ritmische </text:span><text:span text:style-name="T6">sequence</text:span><text:span text:style-name="T7"> met </text:span><text:span text:style-name="T6">durations </text:span><text:span text:style-name="T7">voor drie</text:span><text:span text:style-name="T6"> layers</text:span><text:span text:style-name="T7"> (laag, midden, hoog) in een onregelmatige maatsoort</text:span></text:p>
          </table:table-cell>
          <table:table-cell/>
          <table:table-cell table:style-name="ce49" table:formula="of:=[.$B11] * switch(#REF!; &quot;onvoldoende&quot;; [#REF!]; &quot;matig&quot;; [#REF!]; &quot;voldoende&quot;;[#REF!]; &quot;goed&quot;; [#REF!]; &quot;zeer goed&quot;; [#REF!]; 0)" office:value-type="string" office:string-value="" calcext:value-type="error">
            <text:p>#REF!</text:p>
          </table:table-cell>
          <table:table-cell table:style-name="ce49" table:formula="of:=[.$B11] * switch(#REF!; &quot;onvoldoende&quot;; [#REF!]; &quot;matig&quot;; [#REF!]; &quot;voldoende&quot;;[#REF!]; &quot;goed&quot;; [#REF!]; &quot;zeer goed&quot;; [#REF!]; 0)" office:value-type="string" office:string-value="" calcext:value-type="error">
            <text:p>#REF!</text:p>
          </table:table-cell>
          <table:table-cell table:style-name="ce49" table:formula="of:=[.$B11] * switch(#REF!; &quot;onvoldoende&quot;; [#REF!]; &quot;matig&quot;; [#REF!]; &quot;voldoende&quot;;[#REF!]; &quot;goed&quot;; [#REF!]; &quot;zeer goed&quot;; [#REF!]; 0)" office:value-type="string" office:string-value="" calcext:value-type="error">
            <text:p>#REF!</text:p>
          </table:table-cell>
          <table:table-cell table:number-columns-repeated="995"/>
        </table:table-row>
        <table:table-row table:style-name="ro11">
          <table:table-cell table:style-name="ce13" office:value-type="string" calcext:value-type="string">
            <text:p>• transformatie van lijst met durations naar events in functies</text:p>
          </table:table-cell>
          <table:table-cell/>
          <table:table-cell table:style-name="ce49" table:formula="of:=[.$B12] * switch(#REF!; &quot;onvoldoende&quot;; [#REF!]; &quot;matig&quot;; [#REF!]; &quot;voldoende&quot;;[#REF!]; &quot;goed&quot;; [#REF!]; &quot;zeer goed&quot;; [#REF!]; 0)" office:value-type="string" office:string-value="" calcext:value-type="error">
            <text:p>#REF!</text:p>
          </table:table-cell>
          <table:table-cell table:style-name="ce49" table:formula="of:=[.$B12] * switch(#REF!; &quot;onvoldoende&quot;; [#REF!]; &quot;matig&quot;; [#REF!]; &quot;voldoende&quot;;[#REF!]; &quot;goed&quot;; [#REF!]; &quot;zeer goed&quot;; [#REF!]; 0)" office:value-type="string" office:string-value="" calcext:value-type="error">
            <text:p>#REF!</text:p>
          </table:table-cell>
          <table:table-cell table:style-name="ce49" table:formula="of:=[.$B12] * switch(#REF!; &quot;onvoldoende&quot;; [#REF!]; &quot;matig&quot;; [#REF!]; &quot;voldoende&quot;;[#REF!]; &quot;goed&quot;; [#REF!]; &quot;zeer goed&quot;; [#REF!]; 0)" office:value-type="string" office:string-value="" calcext:value-type="error">
            <text:p>#REF!</text:p>
          </table:table-cell>
          <table:table-cell table:number-columns-repeated="995"/>
        </table:table-row>
        <table:table-row table:style-name="ro12">
          <table:table-cell table:style-name="ce13" office:value-type="string" calcext:value-type="string">
            <text:p>• afspelen van events adhv timestamps</text:p>
          </table:table-cell>
          <table:table-cell/>
          <table:table-cell table:style-name="ce49" table:formula="of:=[.$B13] * switch(#REF!; &quot;onvoldoende&quot;; [#REF!]; &quot;matig&quot;; [#REF!]; &quot;voldoende&quot;;[#REF!]; &quot;goed&quot;; [#REF!]; &quot;zeer goed&quot;; [#REF!]; 0)" office:value-type="string" office:string-value="" calcext:value-type="error">
            <text:p>#REF!</text:p>
          </table:table-cell>
          <table:table-cell table:style-name="ce49" table:formula="of:=[.$B13] * switch(#REF!; &quot;onvoldoende&quot;; [#REF!]; &quot;matig&quot;; [#REF!]; &quot;voldoende&quot;;[#REF!]; &quot;goed&quot;; [#REF!]; &quot;zeer goed&quot;; [#REF!]; 0)" office:value-type="string" office:string-value="" calcext:value-type="error">
            <text:p>#REF!</text:p>
          </table:table-cell>
          <table:table-cell table:style-name="ce49" table:formula="of:=[.$B13] * switch(#REF!; &quot;onvoldoende&quot;; [#REF!]; &quot;matig&quot;; [#REF!]; &quot;voldoende&quot;;[#REF!]; &quot;goed&quot;; [#REF!]; &quot;zeer goed&quot;; [#REF!]; 0)" office:value-type="string" office:string-value="" calcext:value-type="error">
            <text:p>#REF!</text:p>
          </table:table-cell>
          <table:table-cell table:number-columns-repeated="995"/>
        </table:table-row>
        <table:table-row table:style-name="ro13">
          <table:table-cell table:style-name="ce13" office:value-type="string" calcext:value-type="string">
            <text:p>• clear and basic command line user interface</text:p>
          </table:table-cell>
          <table:table-cell/>
          <table:table-cell table:style-name="ce49" table:formula="of:=[.$B14] * switch(#REF!; &quot;onvoldoende&quot;; [#REF!]; &quot;matig&quot;; [#REF!]; &quot;voldoende&quot;;[#REF!]; &quot;goed&quot;; [#REF!]; &quot;zeer goed&quot;; [#REF!]; 0)" office:value-type="string" office:string-value="" calcext:value-type="error">
            <text:p>#REF!</text:p>
          </table:table-cell>
          <table:table-cell table:style-name="ce49" table:formula="of:=[.$B14] * switch(#REF!; &quot;onvoldoende&quot;; [#REF!]; &quot;matig&quot;; [#REF!]; &quot;voldoende&quot;;[#REF!]; &quot;goed&quot;; [#REF!]; &quot;zeer goed&quot;; [#REF!]; 0)" office:value-type="string" office:string-value="" calcext:value-type="error">
            <text:p>#REF!</text:p>
          </table:table-cell>
          <table:table-cell table:style-name="ce49" table:formula="of:=[.$B14] * switch(#REF!; &quot;onvoldoende&quot;; [#REF!]; &quot;matig&quot;; [#REF!]; &quot;voldoende&quot;;[#REF!]; &quot;goed&quot;; [#REF!]; &quot;zeer goed&quot;; [#REF!]; 0)" office:value-type="string" office:string-value="" calcext:value-type="error">
            <text:p>#REF!</text:p>
          </table:table-cell>
          <table:table-cell table:number-columns-repeated="995"/>
        </table:table-row>
        <table:table-row table:style-name="ro14">
          <table:table-cell table:style-name="ce13" office:value-type="string" calcext:value-type="string">
            <text:p>• MIDI to file - de gebruiker kan een gegenereerd ritme wegschrijven naar een midifile\</text:p>
          </table:table-cell>
          <table:table-cell/>
          <table:table-cell table:style-name="ce49" table:number-columns-repeated="3"/>
          <table:table-cell table:number-columns-repeated="995"/>
        </table:table-row>
        <table:table-row table:style-name="ro2">
          <table:table-cell table:style-name="ce56" office:value-type="string" calcext:value-type="string">
            <text:p>EINDOPRACHT EXTRA'S</text:p>
          </table:table-cell>
          <table:table-cell/>
          <table:table-cell table:style-name="ce49" table:number-columns-repeated="3"/>
          <table:table-cell table:number-columns-repeated="995"/>
        </table:table-row>
        <table:table-row table:style-name="ro15">
          <table:table-cell table:style-name="ce13" office:value-type="string" calcext:value-type="string">
            <text:p>multi-threading</text:p>
          </table:table-cell>
          <table:table-cell/>
          <table:table-cell table:style-name="ce49" table:formula="of:=[.$B17] * switch(#REF!; [#REF!]; [#REF!]; [#REF!]; [#REF!]; [#REF!];[#REF!]; [#REF!]; [#REF!]; [#REF!]; [#REF!]; 0)" office:value-type="string" office:string-value="" calcext:value-type="error">
            <text:p>#REF!</text:p>
          </table:table-cell>
          <table:table-cell table:style-name="ce49" table:formula="of:=[.$B17] * switch(#REF!; [#REF!]; [#REF!]; [#REF!]; [#REF!]; [#REF!];[#REF!]; [#REF!]; [#REF!]; [#REF!]; [#REF!]; 0)" office:value-type="string" office:string-value="" calcext:value-type="error">
            <text:p>#REF!</text:p>
          </table:table-cell>
          <table:table-cell table:style-name="ce49" table:formula="of:=[.$B17] * switch(#REF!; [#REF!]; [#REF!]; [#REF!]; [#REF!]; [#REF!];[#REF!]; [#REF!]; [#REF!]; [#REF!]; [#REF!]; 0)" office:value-type="string" office:string-value="" calcext:value-type="error">
            <text:p>#REF!</text:p>
          </table:table-cell>
          <table:table-cell table:number-columns-repeated="995"/>
        </table:table-row>
        <table:table-row table:style-name="ro16">
          <table:table-cell table:style-name="ce7" office:value-type="string" calcext:value-type="string">
            <text:p>fantastisch goed ontworpen én geïmplementeerde generatie strategie</text:p>
          </table:table-cell>
          <table:table-cell/>
          <table:table-cell table:style-name="ce49" table:formula="of:=[.$B18] * switch(#REF!; [#REF!]; [#REF!]; [#REF!]; [#REF!]; [#REF!];[#REF!]; [#REF!]; [#REF!]; [#REF!]; [#REF!]; 0)" office:value-type="string" office:string-value="" calcext:value-type="error">
            <text:p>#REF!</text:p>
          </table:table-cell>
          <table:table-cell table:style-name="ce49" table:formula="of:=[.$B18] * switch(#REF!; [#REF!]; [#REF!]; [#REF!]; [#REF!]; [#REF!];[#REF!]; [#REF!]; [#REF!]; [#REF!]; [#REF!]; 0)" office:value-type="string" office:string-value="" calcext:value-type="error">
            <text:p>#REF!</text:p>
          </table:table-cell>
          <table:table-cell table:style-name="ce49" table:formula="of:=[.$B18] * switch(#REF!; [#REF!]; [#REF!]; [#REF!]; [#REF!]; [#REF!];[#REF!]; [#REF!]; [#REF!]; [#REF!]; [#REF!]; 0)" office:value-type="string" office:string-value="" calcext:value-type="error">
            <text:p>#REF!</text:p>
          </table:table-cell>
          <table:table-cell table:number-columns-repeated="995"/>
        </table:table-row>
        <table:table-row table:style-name="ro17">
          <table:table-cell table:style-name="ce7" office:value-type="string" calcext:value-type="string">
            <text:p>bijzonder uitvoerige en verzorgde UI en UI flow</text:p>
          </table:table-cell>
          <table:table-cell/>
          <table:table-cell table:style-name="ce49" table:formula="of:=[.$B19] * switch(#REF!; [#REF!]; [#REF!]; [#REF!]; [#REF!]; [#REF!];[#REF!]; [#REF!]; [#REF!]; [#REF!]; [#REF!]; 0)" office:value-type="string" office:string-value="" calcext:value-type="error">
            <text:p>#REF!</text:p>
          </table:table-cell>
          <table:table-cell table:style-name="ce49" table:formula="of:=[.$B19] * switch(#REF!; [#REF!]; [#REF!]; [#REF!]; [#REF!]; [#REF!];[#REF!]; [#REF!]; [#REF!]; [#REF!]; [#REF!]; 0)" office:value-type="string" office:string-value="" calcext:value-type="error">
            <text:p>#REF!</text:p>
          </table:table-cell>
          <table:table-cell table:style-name="ce49" table:formula="of:=[.$B19] * switch(#REF!; [#REF!]; [#REF!]; [#REF!]; [#REF!]; [#REF!];[#REF!]; [#REF!]; [#REF!]; [#REF!]; [#REF!]; 0)" office:value-type="string" office:string-value="" calcext:value-type="error">
            <text:p>#REF!</text:p>
          </table:table-cell>
          <table:table-cell table:number-columns-repeated="995"/>
        </table:table-row>
        <table:table-row table:style-name="ro18">
          <table:table-cell table:style-name="ce7" office:value-type="string" calcext:value-type="string">
            <text:p>opvallend goede elementen - next level code etc. <text:s/>= extra credits voor onvoorziene items die niet in dit formulier zijn opgenomen</text:p>
          </table:table-cell>
          <table:table-cell/>
          <table:table-cell table:style-name="ce49" table:formula="of:=[.$B20] * switch(#REF!; [#REF!]; [#REF!]; [#REF!]; [#REF!]; [#REF!];[#REF!]; [#REF!]; [#REF!]; [#REF!]; [#REF!]; 0)" office:value-type="string" office:string-value="" calcext:value-type="error">
            <text:p>#REF!</text:p>
          </table:table-cell>
          <table:table-cell table:style-name="ce49" table:formula="of:=[.$B20] * switch(#REF!; [#REF!]; [#REF!]; [#REF!]; [#REF!]; [#REF!];[#REF!]; [#REF!]; [#REF!]; [#REF!]; [#REF!]; 0)" office:value-type="string" office:string-value="" calcext:value-type="error">
            <text:p>#REF!</text:p>
          </table:table-cell>
          <table:table-cell table:style-name="ce49" table:formula="of:=[.$B20] * switch(#REF!; [#REF!]; [#REF!]; [#REF!]; [#REF!]; [#REF!];[#REF!]; [#REF!]; [#REF!]; [#REF!]; [#REF!]; 0)" office:value-type="string" office:string-value="" calcext:value-type="error">
            <text:p>#REF!</text:p>
          </table:table-cell>
          <table:table-cell table:number-columns-repeated="995"/>
        </table:table-row>
        <table:table-row table:style-name="ro2">
          <table:table-cell table:style-name="ce6" office:value-type="string" calcext:value-type="string">
            <text:p>PRESENTATIE</text:p>
          </table:table-cell>
          <table:table-cell/>
          <table:table-cell table:style-name="ce49" table:number-columns-repeated="3"/>
          <table:table-cell table:number-columns-repeated="995"/>
        </table:table-row>
        <table:table-row table:style-name="ro19">
          <table:table-cell table:style-name="ce7" office:value-type="string" calcext:value-type="string">
            <text:p>- demonstratie</text:p>
          </table:table-cell>
          <table:table-cell/>
          <table:table-cell table:style-name="ce49" table:formula="of:=[.$B22] * switch(#REF!; &quot;onvoldoende&quot;; [#REF!]; &quot;matig&quot;; [#REF!]; &quot;voldoende&quot;;[#REF!]; &quot;goed&quot;; [#REF!]; &quot;zeer goed&quot;; [#REF!]; 0)" office:value-type="string" office:string-value="" calcext:value-type="error">
            <text:p>#REF!</text:p>
          </table:table-cell>
          <table:table-cell table:style-name="ce49" table:formula="of:=[.$B22] * switch(#REF!; &quot;onvoldoende&quot;; [#REF!]; &quot;matig&quot;; [#REF!]; &quot;voldoende&quot;;[#REF!]; &quot;goed&quot;; [#REF!]; &quot;zeer goed&quot;; [#REF!]; 0)" office:value-type="string" office:string-value="" calcext:value-type="error">
            <text:p>#REF!</text:p>
          </table:table-cell>
          <table:table-cell table:style-name="ce49" table:formula="of:=[.$B22] * switch(#REF!; &quot;onvoldoende&quot;; [#REF!]; &quot;matig&quot;; [#REF!]; &quot;voldoende&quot;;[#REF!]; &quot;goed&quot;; [#REF!]; &quot;zeer goed&quot;; [#REF!]; 0)" office:value-type="string" office:string-value="" calcext:value-type="error">
            <text:p>#REF!</text:p>
          </table:table-cell>
          <table:table-cell table:number-columns-repeated="995"/>
        </table:table-row>
        <table:table-row table:style-name="ro15">
          <table:table-cell table:style-name="ce8" office:value-type="string" calcext:value-type="string">
            <text:p>- overzicht ontwerp en structuur</text:p>
          </table:table-cell>
          <table:table-cell/>
          <table:table-cell table:style-name="ce49" table:formula="of:=[.$B23] * switch(#REF!; &quot;onvoldoende&quot;; [#REF!]; &quot;matig&quot;; [#REF!]; &quot;voldoende&quot;;[#REF!]; &quot;goed&quot;; [#REF!]; &quot;zeer goed&quot;; [#REF!]; 0)" office:value-type="string" office:string-value="" calcext:value-type="error">
            <text:p>#REF!</text:p>
          </table:table-cell>
          <table:table-cell table:style-name="ce49" table:formula="of:=[.$B23] * switch(#REF!; &quot;onvoldoende&quot;; [#REF!]; &quot;matig&quot;; [#REF!]; &quot;voldoende&quot;;[#REF!]; &quot;goed&quot;; [#REF!]; &quot;zeer goed&quot;; [#REF!]; 0)" office:value-type="string" office:string-value="" calcext:value-type="error">
            <text:p>#REF!</text:p>
          </table:table-cell>
          <table:table-cell table:style-name="ce49" table:formula="of:=[.$B23] * switch(#REF!; &quot;onvoldoende&quot;; [#REF!]; &quot;matig&quot;; [#REF!]; &quot;voldoende&quot;;[#REF!]; &quot;goed&quot;; [#REF!]; &quot;zeer goed&quot;; [#REF!]; 0)" office:value-type="string" office:string-value="" calcext:value-type="error">
            <text:p>#REF!</text:p>
          </table:table-cell>
          <table:table-cell table:number-columns-repeated="995"/>
        </table:table-row>
        <table:table-row table:style-name="ro20">
          <table:table-cell table:style-name="ce7" office:value-type="string" calcext:value-type="string">
            <text:p>- reflectie /take-aways</text:p>
          </table:table-cell>
          <table:table-cell/>
          <table:table-cell table:style-name="ce49" table:formula="of:=[.$B24] * switch(#REF!; &quot;onvoldoende&quot;; [#REF!]; &quot;matig&quot;; [#REF!]; &quot;voldoende&quot;;[#REF!]; &quot;goed&quot;; [#REF!]; &quot;zeer goed&quot;; [#REF!]; 0)" office:value-type="string" office:string-value="" calcext:value-type="error">
            <text:p>#REF!</text:p>
          </table:table-cell>
          <table:table-cell table:style-name="ce49" table:formula="of:=[.$B24] * switch(#REF!; &quot;onvoldoende&quot;; [#REF!]; &quot;matig&quot;; [#REF!]; &quot;voldoende&quot;;[#REF!]; &quot;goed&quot;; [#REF!]; &quot;zeer goed&quot;; [#REF!]; 0)" office:value-type="string" office:string-value="" calcext:value-type="error">
            <text:p>#REF!</text:p>
          </table:table-cell>
          <table:table-cell table:style-name="ce49" table:formula="of:=[.$B24] * switch(#REF!; &quot;onvoldoende&quot;; [#REF!]; &quot;matig&quot;; [#REF!]; &quot;voldoende&quot;;[#REF!]; &quot;goed&quot;; [#REF!]; &quot;zeer goed&quot;; [#REF!]; 0)" office:value-type="string" office:string-value="" calcext:value-type="error">
            <text:p>#REF!</text:p>
          </table:table-cell>
          <table:table-cell table:number-columns-repeated="995"/>
        </table:table-row>
        <table:table-row table:style-name="ro21">
          <table:table-cell table:number-columns-repeated="1000"/>
        </table:table-row>
        <table:table-row table:style-name="ro22">
          <table:table-cell table:style-name="ce62" office:value-type="string" calcext:value-type="string">
            <text:p>cijfer</text:p>
          </table:table-cell>
          <table:table-cell/>
          <table:table-cell table:style-name="ce54" table:number-columns-repeated="3"/>
          <table:table-cell table:number-columns-repeated="995"/>
        </table:table-row>
        <table:table-row table:style-name="ro21" table:number-rows-repeated="1048527">
          <table:table-cell table:number-columns-repeated="1000"/>
        </table:table-row>
        <table:table-row table:style-name="ro23" table:number-rows-repeated="22">
          <table:table-cell table:number-columns-repeated="1000"/>
        </table:table-row>
        <table:table-row table:style-name="ro23">
          <table:table-cell table:number-columns-repeated="1000"/>
        </table:table-row>
        <calcext:conditional-formats>
          <calcext:conditional-format calcext:target-range-address="CSD2.C3:CSD2.E6">
            <calcext:condition calcext:apply-style-name="ConditionalStyle_1" calcext:value="=&quot;F&quot;" calcext:base-cell-address="CSD2.C3"/>
          </calcext:conditional-format>
          <calcext:conditional-format calcext:target-range-address="CSD2.C26:CSD2.E26">
            <calcext:condition calcext:apply-style-name="ConditionalStyle_2" calcext:value="&lt;=5.5" calcext:base-cell-address="CSD2.C2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1" number:language="en" number:country="US">
      <number:hours/>
      <number:text>:</number:text>
      <number:minutes number:style="long"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date-style style:name="N10138" number:language="en" number:country="US"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2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6" number:language="en" number:country="US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ebcece"/>
    </style:style>
    <style:style style:name="ConditionalStyle_5f_2" style:display-name="ConditionalStyle_2" style:family="table-cell" style:parent-style-name="Default">
      <style:table-cell-properties fo:background-color="#f4cccc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Daan" style:display-name="PageStyle_Daa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10-18T12:51:35.899585627</dc:date>
    <meta:editing-duration>PT28M39S</meta:editing-duration>
    <meta:editing-cycles>10</meta:editing-cycles>
    <meta:document-statistic meta:table-count="1" meta:cell-count="64" meta:object-count="0"/>
  </office:meta>
</office:document-meta>
</file>